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763cm" svg:height="0.948cm" draw:transform="skewX (-0.000349065850398894) rotate (-1.97292018645439) translate (5.6176215575208cm 2.62920443429249cm)" svg:viewBox="0 0 6764 949" svg:d="M77 949c610-43 1691-91 2796-135 1104-41 3305-131 3798-151 125-31 146-668-80-663-590 68-2660 217-3498 225-835 11-2512 162-3004 63-123-10-111 658-12 661z">
          <text:p/>
        </draw:path>
        <draw:path draw:style-name="gr1" draw:text-style-name="P1" draw:layer="layout" svg:width="6.442cm" svg:height="0.963cm" draw:transform="skewX (-0.000523598775598276) rotate (-1.18595122673015) translate (5.44054196476069cm 2.0856462488492cm)" svg:viewBox="0 0 6443 964" svg:d="M418 926c237-5 1385-153 2502-192 1118-35 3113 235 3489 230 124 4-120-791-236-806-350-45-2481-170-3382-157-900 13-2402 72-2686 119-284 48 72 813 313 806z">
          <text:p/>
        </draw:path>
        <draw:path draw:style-name="gr1" draw:text-style-name="P1" draw:layer="layout" svg:width="0.902cm" svg:height="0.661cm" draw:transform="skewX (0.001221730476396) rotate (-2.1556561591382) translate (5.517623985261cm 2.311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578cm" svg:height="3.57cm" draw:transform="skewX (0.00069813170079773) rotate (-1.55247036964896) translate (6.7525311028069cm 5.9075393556532cm)" svg:viewBox="0 0 1579 3571" svg:d="M1578 3470c-74-191-261-787-432-1467-173-615-284-1221-351-1671-15-297-931-574-778 12 153 585 286 1053 449 1688 190 687 245 976 332 1440 23 173 813 83 780-2z">
          <text:p/>
        </draw:path>
        <draw:path draw:style-name="gr1" draw:text-style-name="P1" draw:layer="layout" svg:width="0.902cm" svg:height="0.66cm" draw:transform="skewX (0.00244346095279205) rotate (-2.15652882376419) translate (3.8718895804584cm 6.893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59) rotate (-2.1556561591382) translate (7.0184573185944cm 6.04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244346095279205) rotate (-2.1556561591382) translate (3.2174736659504cm 8.452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2cm" svg:height="0.66cm" draw:transform="skewX (0.00244346095279204) rotate (-2.15652882376419) translate (7.74188958045841cm 7.9085893617609cm)" svg:viewBox="0 0 903 661" svg:d="M528 644c136-64 328-219 366-367 34-139-27-185-184-243-156-57-352-32-459-3-277 72-309 187-173 369s314 309 450 244z">
          <text:p/>
        </draw:path>
        <draw:path draw:style-name="gr2" draw:text-style-name="P1" draw:layer="layout" svg:width="1.339cm" svg:height="1.577cm" draw:transform="rotate (0.725184304203644) translate (3.608939154385cm 1.2211585090682cm)" svg:viewBox="0 0 1340 1578" svg:d="M0 244c-3 172 331 1063 560 1269 230 205 931-120 751-330-181-211-426-972-433-1123-6-152-875 13-878 184z">
          <text:p/>
        </draw:path>
        <draw:path draw:style-name="gr1" draw:text-style-name="P1" draw:layer="layout" svg:width="0.903cm" svg:height="0.661cm" draw:transform="rotate (-2.15757602131539) translate (4.483824440438cm 0.799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835cm" svg:height="0.55cm" draw:transform="skewX (-0.00139626340159543) rotate (-2.15705242253979) translate (5.656365976276cm 1.4015983539643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04:46.299000000</dc:date>
    <meta:editing-duration>PT3M5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